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adornments="Fett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 <text:span text:style-name="A">A declaring bold</text:span>. </text:p>
      <text:p text:style-name="Standard">Style <text:span text:style-name="B">B based on A declaring typewriter</text:span>.</text:p>
      <text:p text:style-name="Standard">Style <text:span text:style-name="C">C based on B declaring bold and italics</text:span>.</text:p>
      <text:p text:style-name="Standard">Style <text:span text:style-name="D">D based on C declaring normal font face</text:span>.</text:p>
      <text:p text:style-name="Standard">Style <text:span text:style-name="E">E based on D, again declaring bol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adornments="Fett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" style:family="text">
      <style:text-properties fo:font-weight="bold"/>
    </style:style>
    <style:style style:name="B" style:family="text" style:parent-style-name="A">
      <style:text-properties style:font-name="Courier New"/>
    </style:style>
    <style:style style:name="C" style:family="text" style:parent-style-name="B">
      <style:text-properties fo:font-style="italic"/>
    </style:style>
    <style:style style:name="D" style:family="text" style:parent-style-name="C">
      <style:text-properties style:font-name="Times New Roman1" fo:font-style="normal" fo:font-weight="normal"/>
    </style:style>
    <style:style style:name="E" style:family="text" style:parent-style-name="D">
      <style:text-properties fo:font-weight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Bernhard Haumacher</meta:initial-creator>
    <meta:creation-date>2007-05-21T07:08:19</meta:creation-date>
    <dc:creator>Bernhard Haumacher</dc:creator>
    <dc:date>2007-05-21T07:36:55</dc:date>
    <dc:language>de-DE</dc:language>
    <meta:editing-cycles>5</meta:editing-cycles>
    <meta:editing-duration>PT28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7" meta:character-count="197"/>
  </office:meta>
</office:document-meta>
</file>